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iberation Serif2" svg:font-family="'Liberation Serif'"/>
    <style:font-face style:name="Menlo" svg:font-family="Menlo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61in" style:rel-column-width="1708*"/>
    </style:style>
    <style:style style:name="Table1.B" style:family="table-column">
      <style:table-column-properties style:column-width="2.1854in" style:rel-column-width="3147*"/>
    </style:style>
    <style:style style:name="Table1.C" style:family="table-column">
      <style:table-column-properties style:column-width="3.3215in" style:rel-column-width="4783*"/>
    </style:style>
    <style:style style:name="Table1.A1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0.2201in" style:rel-column-width="317*"/>
    </style:style>
    <style:style style:name="Table2.B" style:family="table-column">
      <style:table-column-properties style:column-width="1.2431in" style:rel-column-width="1790*"/>
    </style:style>
    <style:style style:name="Table2.C" style:family="table-column">
      <style:table-column-properties style:column-width="1.1153in" style:rel-column-width="1606*"/>
    </style:style>
    <style:style style:name="Table2.D" style:family="table-column">
      <style:table-column-properties style:column-width="1.4215in" style:rel-column-width="2047*"/>
    </style:style>
    <style:style style:name="Table2.E" style:family="table-column">
      <style:table-column-properties style:column-width="1.5069in" style:rel-column-width="2170*"/>
    </style:style>
    <style:style style:name="Table2.F" style:family="table-column">
      <style:table-column-properties style:column-width="1.1854in" style:rel-column-width="1707*"/>
    </style:style>
    <style:style style:name="Table2.A1" style:family="table-cell">
      <style:table-cell-properties fo:padding="0.0194in" fo:border="1pt solid #000000"/>
    </style:style>
    <style:style style:name="Table2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2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2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2.8" style:family="table-row">
      <style:table-row-properties style:min-row-height="1.6049in"/>
    </style:style>
    <style:style style:name="P1" style:family="paragraph" style:parent-style-name="Standard">
      <style:text-properties officeooo:rsid="000d2cc6" officeooo:paragraph-rsid="0004efa1"/>
    </style:style>
    <style:style style:name="P2" style:family="paragraph" style:parent-style-name="Standard">
      <style:text-properties officeooo:rsid="00024706" officeooo:paragraph-rsid="0004efa1"/>
    </style:style>
    <style:style style:name="P3" style:family="paragraph" style:parent-style-name="Standard">
      <style:text-properties officeooo:rsid="0009a343" officeooo:paragraph-rsid="0009a343"/>
    </style:style>
    <style:style style:name="P4" style:family="paragraph" style:parent-style-name="Standard">
      <style:text-properties officeooo:rsid="000b2557" officeooo:paragraph-rsid="000b2557"/>
    </style:style>
    <style:style style:name="P5" style:family="paragraph" style:parent-style-name="Standard">
      <style:text-properties officeooo:rsid="000b2557" officeooo:paragraph-rsid="000c4570"/>
    </style:style>
    <style:style style:name="P6" style:family="paragraph" style:parent-style-name="Standard">
      <style:text-properties officeooo:rsid="002f6aff" officeooo:paragraph-rsid="000b2557"/>
    </style:style>
    <style:style style:name="P7" style:family="paragraph" style:parent-style-name="Standard">
      <style:text-properties officeooo:rsid="000cdfa7" officeooo:paragraph-rsid="000cdfa7"/>
    </style:style>
    <style:style style:name="P8" style:family="paragraph" style:parent-style-name="Standard">
      <style:text-properties officeooo:rsid="000de40e" officeooo:paragraph-rsid="000de40e"/>
    </style:style>
    <style:style style:name="P9" style:family="paragraph" style:parent-style-name="Standard">
      <style:text-properties officeooo:rsid="000de40e" officeooo:paragraph-rsid="000dff9e"/>
    </style:style>
    <style:style style:name="P10" style:family="paragraph" style:parent-style-name="Standard">
      <style:text-properties officeooo:paragraph-rsid="000dff9e"/>
    </style:style>
    <style:style style:name="P11" style:family="paragraph" style:parent-style-name="Standard" style:list-style-name="L3">
      <style:text-properties officeooo:paragraph-rsid="000dff9e"/>
    </style:style>
    <style:style style:name="P12" style:family="paragraph" style:parent-style-name="Standard" style:list-style-name="L3">
      <style:text-properties officeooo:paragraph-rsid="000fcef8"/>
    </style:style>
    <style:style style:name="P13" style:family="paragraph" style:parent-style-name="Standard">
      <style:text-properties officeooo:paragraph-rsid="000fcef8"/>
    </style:style>
    <style:style style:name="P14" style:family="paragraph" style:parent-style-name="Standard">
      <style:text-properties officeooo:rsid="000fcef8" officeooo:paragraph-rsid="000fcef8"/>
    </style:style>
    <style:style style:name="P15" style:family="paragraph" style:parent-style-name="Standard" style:list-style-name="L4">
      <style:text-properties officeooo:rsid="000fcef8" officeooo:paragraph-rsid="000fcef8"/>
    </style:style>
    <style:style style:name="P16" style:family="paragraph" style:parent-style-name="Standard">
      <style:text-properties officeooo:rsid="0011bd8a" officeooo:paragraph-rsid="0011bd8a"/>
    </style:style>
    <style:style style:name="P17" style:family="paragraph" style:parent-style-name="Standard" style:list-style-name="L4">
      <style:text-properties officeooo:rsid="001220fd" officeooo:paragraph-rsid="001220fd"/>
    </style:style>
    <style:style style:name="P18" style:family="paragraph" style:parent-style-name="Standard">
      <style:text-properties officeooo:rsid="001220fd" officeooo:paragraph-rsid="001220fd"/>
    </style:style>
    <style:style style:name="P19" style:family="paragraph" style:parent-style-name="Standard" style:list-style-name="L4">
      <style:text-properties officeooo:paragraph-rsid="001220fd"/>
    </style:style>
    <style:style style:name="P20" style:family="paragraph" style:parent-style-name="Standard">
      <style:text-properties officeooo:rsid="0013e767" officeooo:paragraph-rsid="0013e767"/>
    </style:style>
    <style:style style:name="P21" style:family="paragraph" style:parent-style-name="Table_20_Contents">
      <style:text-properties fo:font-weight="bold" officeooo:rsid="002f6aff" officeooo:paragraph-rsid="000b2557" style:font-weight-asian="bold" style:font-weight-complex="bold"/>
    </style:style>
    <style:style style:name="P22" style:family="paragraph" style:parent-style-name="Table_20_Contents">
      <style:text-properties fo:font-weight="bold" officeooo:rsid="000b2557" officeooo:paragraph-rsid="000b2557" style:font-weight-asian="bold" style:font-weight-complex="bold"/>
    </style:style>
    <style:style style:name="P23" style:family="paragraph" style:parent-style-name="Table_20_Contents">
      <style:text-properties officeooo:rsid="000b2557" officeooo:paragraph-rsid="000b2557"/>
    </style:style>
    <style:style style:name="P24" style:family="paragraph" style:parent-style-name="Table_20_Contents">
      <style:text-properties officeooo:rsid="000b2557" officeooo:paragraph-rsid="000c4570"/>
    </style:style>
    <style:style style:name="P25" style:family="paragraph" style:parent-style-name="Table_20_Contents">
      <style:text-properties officeooo:rsid="000c4570" officeooo:paragraph-rsid="000c4570"/>
    </style:style>
    <style:style style:name="P26" style:family="paragraph" style:parent-style-name="Table_20_Contents">
      <style:paragraph-properties fo:margin-top="0in" fo:margin-bottom="0.1965in" loext:contextual-spacing="false"/>
    </style:style>
    <style:style style:name="P27" style:family="paragraph" style:parent-style-name="Table_20_Contents">
      <style:paragraph-properties fo:margin-top="0in" fo:margin-bottom="0.1965in" loext:contextual-spacing="false"/>
      <style:text-properties fo:language="en" fo:country="GB"/>
    </style:style>
    <style:style style:name="P28" style:family="paragraph" style:parent-style-name="Table_20_Contents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8000" style:font-name="Menlo" fo:font-size="9pt" fo:language="en" fo:country="GB" fo:font-weight="bold"/>
    </style:style>
    <style:style style:name="P29" style:family="paragraph" style:parent-style-name="Table_20_Contents">
      <style:paragraph-properties fo:margin-top="0in" fo:margin-bottom="0.1965in" loext:contextual-spacing="false"/>
      <style:text-properties officeooo:paragraph-rsid="0015937f"/>
    </style:style>
    <style:style style:name="P30" style:family="paragraph" style:parent-style-name="Table_20_Contents">
      <style:paragraph-properties fo:margin-top="0in" fo:margin-bottom="0in" loext:contextual-spacing="false" style:writing-mode="page"/>
    </style:style>
    <style:style style:name="P31" style:family="paragraph" style:parent-style-name="Table_20_Contents">
      <style:paragraph-properties fo:margin-top="0in" fo:margin-bottom="0in" loext:contextual-spacing="false" style:writing-mode="page"/>
      <style:text-properties fo:language="en" fo:country="GB"/>
    </style:style>
    <style:style style:name="P32" style:family="paragraph" style:parent-style-name="Table_20_Contents">
      <style:paragraph-properties fo:margin-top="0in" fo:margin-bottom="0in" loext:contextual-spacing="false" style:writing-mode="page"/>
      <style:text-properties officeooo:paragraph-rsid="0015937f"/>
    </style:style>
    <style:style style:name="T1" style:family="text">
      <style:text-properties officeooo:rsid="0004efa1"/>
    </style:style>
    <style:style style:name="T2" style:family="text">
      <style:text-properties officeooo:rsid="000b2557"/>
    </style:style>
    <style:style style:name="T3" style:family="text">
      <style:text-properties officeooo:rsid="000c4570"/>
    </style:style>
    <style:style style:name="T4" style:family="text">
      <style:text-properties style:font-name="Liberation Serif1" officeooo:rsid="000c4570" style:font-name-asian="Liberation Serif1" style:font-name-complex="Liberation Serif1"/>
    </style:style>
    <style:style style:name="T5" style:family="text">
      <style:text-properties officeooo:rsid="000de40e"/>
    </style:style>
    <style:style style:name="T6" style:family="text">
      <style:text-properties style:font-name="Calibri" fo:font-size="12pt" fo:language="en" fo:country="US"/>
    </style:style>
    <style:style style:name="T7" style:family="text">
      <style:text-properties officeooo:rsid="000dff9e"/>
    </style:style>
    <style:style style:name="T8" style:family="text">
      <style:text-properties officeooo:rsid="000fcef8"/>
    </style:style>
    <style:style style:name="T9" style:family="text">
      <style:text-properties fo:color="#000000" style:font-name="Menlo" fo:font-size="9pt"/>
    </style:style>
    <style:style style:name="T10" style:family="text">
      <style:text-properties fo:color="#000000" style:font-name="Menlo" fo:font-size="9pt" officeooo:rsid="001220fd"/>
    </style:style>
    <style:style style:name="T11" style:family="text">
      <style:text-properties fo:color="#000000" style:font-name="Liberation Serif" fo:font-size="9pt" fo:font-weight="bold" officeooo:rsid="001220fd"/>
    </style:style>
    <style:style style:name="T12" style:family="text">
      <style:text-properties fo:color="#000000" style:font-name="Liberation Serif" fo:font-size="9pt" fo:font-weight="normal" officeooo:rsid="001220fd" style:font-weight-asian="normal" style:font-weight-complex="normal"/>
    </style:style>
    <style:style style:name="T13" style:family="text">
      <style:text-properties fo:color="#000000" style:font-name="Liberation Serif" fo:font-size="12pt" fo:font-weight="normal" officeooo:rsid="001220fd" style:font-size-asian="12pt" style:font-weight-asian="normal" style:font-size-complex="12pt" style:font-weight-complex="normal"/>
    </style:style>
    <style:style style:name="T14" style:family="text">
      <style:text-properties officeooo:rsid="001220fd"/>
    </style:style>
    <style:style style:name="T15" style:family="text">
      <style:text-properties fo:color="#008000" style:font-name="Menlo" fo:font-size="9pt" fo:font-weight="bold"/>
    </style:style>
    <style:style style:name="T16" style:family="text">
      <style:text-properties fo:color="#008000" style:font-name="Menlo" fo:font-size="9pt" fo:font-weight="bold" officeooo:rsid="001220fd"/>
    </style:style>
    <style:style style:name="T17" style:family="text">
      <style:text-properties fo:color="#008000" style:font-name="Liberation Serif" fo:font-size="9pt" fo:font-weight="bold" officeooo:rsid="001220fd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0b2557"/>
    </style:style>
    <style:style style:name="T20" style:family="text">
      <style:text-properties officeooo:rsid="0014c7e1"/>
    </style:style>
    <style:style style:name="T21" style:family="text">
      <style:text-properties officeooo:rsid="0015937f"/>
    </style:style>
    <style:style style:name="T22" style:family="text">
      <style:text-properties officeooo:rsid="00173b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SPECIFICATION</text:p>
      <text:p text:style-name="P3">LICENSING</text:p>
      <text:p text:style-name="P1"/>
      <text:p text:style-name="P1">Level: <text:span text:style-name="T1">3</text:span></text:p>
      <text:p text:style-name="P2">Version: 0.1 (under initial construction)</text:p>
      <text:p text:style-name="P2"/>
      <text:p text:style-name="P1">INTRODUCTION</text:p>
      <text:p text:style-name="P1"/>
      <text:p text:style-name="P3">This document defines how licensing is implemented in Vizop. See “Overview and philosophy” for the overall licensing requirements.</text:p>
      <text:p text:style-name="P3"/>
      <text:p text:style-name="P4">LICENSE STATUS</text:p>
      <text:p text:style-name="P5">Each instance of Vizop is set to one of the following license statuses on launch. The license status can be changed only by entering a license key from the Welcome Screen. <text:span text:style-name="T3">In a given Vizop instance, the license status can only be upgraded (Unlicensed </text:span><text:span text:style-name="T4">→ TrialLicense or FullyLicensed; TrialLicense → FullyLicensed), not downgraded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Status</text:p>
          </table:table-cell>
          <table:table-cell table:style-name="Table1.A1" office:value-type="string">
            <text:p text:style-name="P21">Meaning</text:p>
          </table:table-cell>
          <table:table-cell table:style-name="Table1.A1" office:value-type="string">
            <text:p text:style-name="P22">Impact on user experience</text:p>
          </table:table-cell>
        </table:table-row>
        <table:table-row>
          <table:table-cell table:style-name="Table1.A4" office:value-type="string">
            <text:p text:style-name="P23">Unlicensed</text:p>
          </table:table-cell>
          <table:table-cell table:style-name="Table1.B2" office:value-type="string">
            <text:p text:style-name="P23">No valid license applied to this instance of Vizop</text:p>
          </table:table-cell>
          <table:table-cell table:style-name="Table1.C2" office:value-type="string">
            <text:p text:style-name="P23">Most Vizop functions are available. User can do all functions that don't change the project data set, including (in particular) generating reports. Also, a limited range of data manipulation functions are available – details are defined in each PHA model specification.</text:p>
          </table:table-cell>
        </table:table-row>
        <table:table-row>
          <table:table-cell table:style-name="Table1.A4" office:value-type="string">
            <text:p text:style-name="P23">TrialLicense</text:p>
          </table:table-cell>
          <table:table-cell table:style-name="Table1.B3" office:value-type="string">
            <text:p text:style-name="P25">A valid trial license is <text:span text:style-name="T2">applied to this instance of Vizop</text:span></text:p>
          </table:table-cell>
          <table:table-cell table:style-name="Table1.C3" office:value-type="string">
            <text:p text:style-name="P25">Nearly all Vizop functions are available. A few specific functions are unavailable, as defined in other specifications.</text:p>
          </table:table-cell>
        </table:table-row>
        <table:table-row>
          <table:table-cell table:style-name="Table1.A4" office:value-type="string">
            <text:p text:style-name="P23">FullyLicensed</text:p>
          </table:table-cell>
          <table:table-cell table:style-name="Table1.B4" office:value-type="string">
            <text:p text:style-name="P25">A valid full license is <text:span text:style-name="T2">applied to this instance of Vizop</text:span></text:p>
          </table:table-cell>
          <table:table-cell table:style-name="Table1.C4" office:value-type="string">
            <text:p text:style-name="P24"><text:span text:style-name="T3">All </text:span>Vizop functions are available</text:p>
          </table:table-cell>
        </table:table-row>
      </table:table>
      <text:p text:style-name="P6"/>
      <text:p text:style-name="P8">LICENSING IMPLEMENTATION</text:p>
      <text:p text:style-name="P10"><text:span text:style-name="T5">Licensing is done using CheckMySoftware, which has a web portal for managing licenses: </text:span><text:a xlink:type="simple" xlink:href="http://www.xsericon.com/TMS/tms-admin/index.php?signIn=1" text:style-name="Internet_20_link" text:visited-style-name="Visited_20_Internet_20_Link"><text:span text:style-name="T6">http://www.xsericon.com/TMS/tms-admin/index.php?signIn=1</text:span></text:a><text:span text:style-name="T5">.</text:span></text:p>
      <text:p text:style-name="P9">In the license management portal, Vizop license settings are as follows:</text:p>
      <text:list xml:id="list537511076" text:style-name="L3">
        <text:list-item>
          <text:p text:style-name="P11"><text:span text:style-name="T7">Issue date in format YYYY-MM-DD</text:span></text:p>
        </text:list-item>
        <text:list-item>
          <text:p text:style-name="P11"><text:span text:style-name="T7">ProdID: Vizop01 (meaning, Vizop version 1.x)</text:span></text:p>
        </text:list-item>
        <text:list-item>
          <text:p text:style-name="P12"><text:span text:style-name="T7">License Key: any string of length ≥1 containing only uppercase letters A~Z and digits 0~9. (These restrictions are to make it easier for users to type the license key correctly. As a policy, we will avoid using letters I, O and digits 1, 0 for the same reason.)</text:span></text:p>
        </text:list-item>
        <text:list-item>
          <text:p text:style-name="P12"><text:span text:style-name="T8">License options: Licensed or xSeriConTrial or Revoked (= trial license expired) or Expired (= full license expired) (not case-sensitive)</text:span></text:p>
        </text:list-item>
        <text:list-item>
          <text:p text:style-name="P12"><text:span text:style-name="T8">Status: Registered</text:span></text:p>
        </text:list-item>
      </text:list>
      <text:p text:style-name="P13"><text:span text:style-name="T8">When the user first uses the license, the license will be registered to a machine ID, which is the return value from </text:span><text:span text:style-name="T9">uuid.getnode()</text:span></text:p>
      <text:p text:style-name="P14">One problem with this approach is that, on Mac, it changes every time the OS is updated. So the user has to request a new license key after every update.</text:p>
      <text:p text:style-name="P14"/>
      <text:p text:style-name="P7">LICENSE CHECK ALGORITHM</text:p>
      <text:p text:style-name="P16">Args provided: LicenseKey (str: license key entered by user)</text:p>
      <text:p text:style-name="P18"><text:soft-page-break/>Return values: Result (str) – resulting license status (one of the Status values in the table above); MessageToUser (str) – status message to return to user, already translated to target human language</text:p>
      <text:list xml:id="list4259115351" text:style-name="L4">
        <text:list-item>
          <text:p text:style-name="P15">Check if the machine has internet access. If not, assign license status = Unlicensed, set user return message appropriately, and exit algorithm.</text:p>
        </text:list-item>
        <text:list-item>
          <text:p text:style-name="P17">Strip all invalid characters from LicenseKey.</text:p>
        </text:list-item>
        <text:list-item>
          <text:p text:style-name="P19"><text:span text:style-name="T14">Query license server by trying to open the following URL: </text:span><text:a xlink:type="simple" xlink:href="http://www.xsericon.com/TMS/getstatus.php" text:style-name="Internet_20_link" text:visited-style-name="Visited_20_Internet_20_Link">http://www.xsericon.com/TMS/getstatus.php</text:a><text:span text:style-name="T15"> </text:span><text:span text:style-name="T16">+ ?deviceid= + MachineID + &amp;prodid= + ProdID + </text:span><text:span text:style-name="T15">&amp;lic=</text:span><text:span text:style-name="T9"> LicenseKey + </text:span><text:span text:style-name="T15">&amp;verid= </text:span><text:span text:style-name="T16">+</text:span><text:span text:style-name="T9"> </text:span><text:span text:style-name="T10">Vizop</text:span><text:span text:style-name="T9">Version + </text:span><text:span text:style-name="T15">&amp;out=xml<text:line-break/></text:span><text:span text:style-name="T13">where MachineID = return value from uuid.getnode(), ProdID = ProdID as entered in the licensing web portal, VizopVersion = current version of Vizop (str, e.g. 1.0)</text:span></text:p>
        </text:list-item>
      </text:list>
      <text:p text:style-name="P18"><text:span text:style-name="T16"/></text:p>
      <text:list xml:id="list134148987649689" text:continue-numbering="true" text:style-name="L4">
        <text:list-item>
          <text:p text:style-name="P17">If the URL opening function returns an error (e.g. HTTP error 500), <text:span text:style-name="T8">assign license status = Unlicensed, set user return message appropriately, and exit algorithm.</text:span></text:p>
        </text:list-item>
        <text:list-item>
          <text:p text:style-name="P17">Parse fields from the XML returned from the licensing server: Allow, Status, EndDate, Options, Msg (all str).</text:p>
        </text:list-item>
        <text:list-item>
          <text:p text:style-name="P17">Interpret the field values according to the table below.</text:p>
        </text:list-item>
        <text:list-item>
          <text:p text:style-name="P17">Set return fields and exit algorithm.</text:p>
        </text:list-item>
      </text:list>
      <text:p text:style-name="P18"/>
      <text:p text:style-name="P20">Fields returned from licensing server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7">#</text:p>
          </table:table-cell>
          <table:table-cell table:style-name="Table2.B1" office:value-type="string">
            <text:p text:style-name="P27">Situation</text:p>
          </table:table-cell>
          <table:table-cell table:style-name="Table2.B1" office:value-type="string">
            <text:p text:style-name="P27">Description</text:p>
          </table:table-cell>
          <table:table-cell table:style-name="Table2.B1" office:value-type="string">
            <text:p text:style-name="P27">Return data from getstatus.php</text:p>
          </table:table-cell>
          <table:table-cell table:style-name="Table2.B1" office:value-type="string">
            <text:p text:style-name="P27">Message seen by user</text:p>
          </table:table-cell>
          <table:table-cell table:style-name="Table2.B1" office:value-type="string">
            <text:p text:style-name="P27">xSeriCon status</text:p>
          </table:table-cell>
        </table:table-row>
        <table:table-row>
          <table:table-cell table:style-name="Table2.A2" office:value-type="string">
            <text:p text:style-name="P27">-1</text:p>
          </table:table-cell>
          <table:table-cell table:style-name="Table2.B2" office:value-type="string">
            <text:p text:style-name="P27">Server times out</text:p>
          </table:table-cell>
          <table:table-cell table:style-name="Table2.B2" office:value-type="string">
            <text:p text:style-name="P27">User has internet access, but licensing server times out (this message also appears when license set up incorrectly, e.g. empty ‘Options’ field)</text:p>
          </table:table-cell>
          <table:table-cell table:style-name="Table2.B2" office:value-type="string">
            <text:p text:style-name="P27">No response</text:p>
          </table:table-cell>
          <table:table-cell table:style-name="Table2.B2" office:value-type="string">
            <text:p text:style-name="P28">We're sorry, there's a problem with the licensing server. Try launching <text:span text:style-name="T20">Vizop</text:span> again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0</text:p>
          </table:table-cell>
          <table:table-cell table:style-name="Table2.B2" office:value-type="string">
            <text:p text:style-name="P27">No internet</text:p>
          </table:table-cell>
          <table:table-cell table:style-name="Table2.B2" office:value-type="string">
            <text:p text:style-name="P27">User has no internet access</text:p>
          </table:table-cell>
          <table:table-cell table:style-name="Table2.B2" office:value-type="string">
            <text:p text:style-name="P27">No <text:span text:style-name="T22">request sent</text:span></text:p>
          </table:table-cell>
          <table:table-cell table:style-name="Table2.B2" office:value-type="string">
            <text:p text:style-name="P28">Please connect to the internet to allow <text:span text:style-name="T20">Vizop</text:span> to authorize your license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B2" office:value-type="string">
            <text:p text:style-name="P27">User has no license key</text:p>
          </table:table-cell>
          <table:table-cell table:style-name="Table2.B2" office:value-type="string">
            <text:p text:style-name="P27"><text:span text:style-name="T20">Vizop</text:span> reports no valid license</text:p>
          </table:table-cell>
          <table:table-cell table:style-name="Table2.B2" office:value-type="string">
            <text:p text:style-name="P31">allow=true</text:p>
            <text:p text:style-name="P31">status=Trial</text:p>
            <text:p text:style-name="P30"><text:span text:style-name="ins"><text:span text:style-name="T18">options=product options</text:span></text:span></text:p>
          </table:table-cell>
          <table:table-cell table:style-name="Table2.B2" office:value-type="string">
            <text:p text:style-name="P28">Your copy of <text:span text:style-name="T20">Vizop</text:span> is unlicensed. Please enter your license key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2</text:p>
          </table:table-cell>
          <table:table-cell table:style-name="Table2.B2" office:value-type="string">
            <text:p text:style-name="P27">User has a valid license key for xSeriConTrial status</text:p>
          </table:table-cell>
          <table:table-cell table:style-name="Table2.B2" office:value-type="string">
            <text:p text:style-name="P27">Key retrieved from config data, or user clicks “Enter license key”, and pastes license from email. License key, if valid, <text:soft-page-break/>gets stored in config data.</text:p>
          </table:table-cell>
          <table:table-cell table:style-name="Table2.B2" office:value-type="string">
            <text:p text:style-name="P31">allow=true</text:p>
            <text:p text:style-name="P30"><text:span text:style-name="T18">status=</text:span><text:span text:style-name="ins"><text:span text:style-name="T18"> (whatever we put in license ‘status’ field)</text:span></text:span><text:span text:style-name="T18">,</text:span></text:p>
            <text:p text:style-name="P30"><text:span text:style-name="T18">options=</text:span><text:span text:style-name="ins"><text:span text:style-name="T18"> should show ‘license options’</text:span></text:span></text:p>
          </table:table-cell>
          <table:table-cell table:style-name="Table2.B2" office:value-type="string">
            <text:p text:style-name="P28">You have a trial license. Please contact xSeriCon if you would like to purchase a full license</text:p>
          </table:table-cell>
          <table:table-cell table:style-name="Table2.B2" office:value-type="string">
            <text:p text:style-name="P29"><text:span text:style-name="T19">TrialLicense</text:span></text:p>
          </table:table-cell>
        </table:table-row>
        <table:table-row>
          <table:table-cell table:style-name="Table2.A2" office:value-type="string">
            <text:p text:style-name="P27">3</text:p>
          </table:table-cell>
          <table:table-cell table:style-name="Table2.B2" office:value-type="string">
            <text:p text:style-name="P27">User’s xSeriConTrial status has expired</text:p>
          </table:table-cell>
          <table:table-cell table:style-name="Table2.B2" office:value-type="string">
            <text:p text:style-name="P27"><text:span text:style-name="T20">Vizop</text:span> reports that license has expired</text:p>
          </table:table-cell>
          <table:table-cell table:style-name="Table2.B2" office:value-type="string">
            <text:p text:style-name="P30"><text:span text:style-name="ins"><text:span text:style-name="T18">Msg= License expired on:___</text:span></text:span></text:p>
            <text:p text:style-name="P30"><text:span text:style-name="ins"><text:span text:style-name="T18">allow=false,</text:span></text:span></text:p>
            <text:p text:style-name="P30"><text:span text:style-name="ins"><text:span text:style-name="T18">status=Revoked,</text:span></text:span></text:p>
            <text:p text:style-name="P30"><text:span text:style-name="ins"><text:span text:style-name="T18">options=</text:span></text:span></text:p>
            <text:p text:style-name="P30"><text:span text:style-name="del"><text:span text:style-name="T18">allow=false,</text:span></text:span></text:p>
            <text:p text:style-name="P30"><text:span text:style-name="del"><text:span text:style-name="T18">status=,</text:span></text:span></text:p>
            <text:p text:style-name="P30"><text:span text:style-name="del"><text:span text:style-name="T18">options=</text:span></text:span></text:p>
          </table:table-cell>
          <table:table-cell table:style-name="Table2.B2" office:value-type="string">
            <text:p text:style-name="P28">Your trial has expired. Please contact xSeriCon if you would like to purchase a full license</text:p>
          </table:table-cell>
          <table:table-cell table:style-name="Table2.B2" office:value-type="string">
            <text:p text:style-name="P27">Unlicensed</text:p>
            <text:p text:style-name="P26"><text:span text:style-name="ins"><text:span text:style-name="T18">xSeriCon will set the ‘</text:span></text:span><text:span text:style-name="T18">license</text:span><text:span text:style-name="ins"><text:span text:style-name="T18"> options’ to </text:span></text:span><text:span text:style-name="T18">‘Revoked’ and set the expiry date to a past date</text:span>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B2" office:value-type="string">
            <text:p text:style-name="P27">User has a valid license key for Licensed status</text:p>
          </table:table-cell>
          <table:table-cell table:style-name="Table2.B2" office:value-type="string">
            <text:p text:style-name="P27">Key retrieved from config data, or user clicks “Enter license key”, and pastes license from email. License key, if valid, gets stored in config data.</text:p>
          </table:table-cell>
          <table:table-cell table:style-name="Table2.B2" office:value-type="string">
            <text:p text:style-name="P30"><text:span text:style-name="ins"><text:span text:style-name="T18">allow=true, status= (whatever we put in license ‘status’ field),</text:span></text:span></text:p>
            <text:p text:style-name="P30"><text:span text:style-name="ins"><text:span text:style-name="T18">options= should show ‘license options’</text:span></text:span><text:span text:style-name="del"><text:span text:style-name="T18">allow=true, status=,</text:span></text:span></text:p>
            <text:p text:style-name="P30"><text:span text:style-name="del"><text:span text:style-name="T18">options=</text:span></text:span></text:p>
          </table:table-cell>
          <table:table-cell table:style-name="Table2.B2" office:value-type="string">
            <text:p text:style-name="P28">Your copy of <text:span text:style-name="T20">Vizop</text:span> is fully licensed</text:p>
          </table:table-cell>
          <table:table-cell table:style-name="Table2.B2" office:value-type="string">
            <text:p text:style-name="P27"><text:span text:style-name="T21">Fully</text:span>Licensed</text:p>
          </table:table-cell>
        </table:table-row>
        <table:table-row table:style-name="Table2.8">
          <table:table-cell table:style-name="Table2.A2" office:value-type="string">
            <text:p text:style-name="P27">5</text:p>
          </table:table-cell>
          <table:table-cell table:style-name="Table2.B2" office:value-type="string">
            <text:p text:style-name="P27">User’s Licensed status has expired</text:p>
          </table:table-cell>
          <table:table-cell table:style-name="Table2.B2" office:value-type="string">
            <text:p text:style-name="P27"><text:span text:style-name="T20">Vizop</text:span> reports that license has expired</text:p>
          </table:table-cell>
          <table:table-cell table:style-name="Table2.B2" office:value-type="string">
            <text:p text:style-name="P30"><text:span text:style-name="ins"><text:span text:style-name="T18">Msg= License expired on:___</text:span></text:span></text:p>
            <text:p text:style-name="P31">allow=false,</text:p>
            <text:p text:style-name="P32"><text:span text:style-name="T18">status=</text:span><text:span text:style-name="ins"><text:span text:style-name="T18">Expired</text:span></text:span><text:span text:style-name="T18">,</text:span></text:p>
            <text:p text:style-name="P32"><text:span text:style-name="T18">options=</text:span></text:p>
          </table:table-cell>
          <table:table-cell table:style-name="Table2.B2" office:value-type="string">
            <text:p text:style-name="P28">Your license has expired. Please contact xSeriCon if you would like to renew your license</text:p>
          </table:table-cell>
          <table:table-cell table:style-name="Table2.B2" office:value-type="string">
            <text:p text:style-name="P27">Unlicensed</text:p>
            <text:p text:style-name="P26"><text:span text:style-name="ins"><text:span text:style-name="T18">xSeriCon will set the ‘</text:span></text:span><text:span text:style-name="T18">license</text:span><text:span text:style-name="ins"><text:span text:style-name="T18"> options’ to </text:span></text:span><text:span text:style-name="T18">‘RegExp’ and set the expiry date to a past date</text:span></text:p>
          </table:table-cell>
        </table:table-row>
        <table:table-row>
          <table:table-cell table:style-name="Table2.A2" office:value-type="string">
            <text:p text:style-name="P27">6</text:p>
          </table:table-cell>
          <table:table-cell table:style-name="Table2.B2" office:value-type="string">
            <text:p text:style-name="P27"><text:span text:style-name="T20">Vizop</text:span> reinstalled, or user’s config file can’t be accessed</text:p>
          </table:table-cell>
          <table:table-cell table:style-name="Table2.B2" office:value-type="string">
            <text:p text:style-name="P27"><text:span text:style-name="T20">Vizop</text:span> reports no valid license. (User needs to re-enter license key, as #2/#4 above.)</text:p>
          </table:table-cell>
          <table:table-cell table:style-name="Table2.B2" office:value-type="string">
            <text:p text:style-name="P27">allow=true, status=Trial</text:p>
          </table:table-cell>
          <table:table-cell table:style-name="Table2.B2" office:value-type="string">
            <text:p text:style-name="P27">Same as case 1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7</text:p>
          </table:table-cell>
          <table:table-cell table:style-name="Table2.B2" office:value-type="string">
            <text:p text:style-name="P27">User enters invalid license key (either an unrecognised key, or key for a different application)</text:p>
          </table:table-cell>
          <table:table-cell table:style-name="Table2.B2" office:value-type="string">
            <text:p text:style-name="P27"><text:span text:style-name="T20">Vizop</text:span> reports that licensing was unsuccessful. License key not stored in config data.</text:p>
          </table:table-cell>
          <table:table-cell table:style-name="Table2.B2" office:value-type="string">
            <text:p text:style-name="P31">allow=false,</text:p>
            <text:p text:style-name="P31">status=,</text:p>
            <text:p text:style-name="P31">options=</text:p>
            <text:p text:style-name="P30"><text:span text:style-name="ins"><text:span text:style-name="T18">msg= License not found: ____</text:span></text:span></text:p>
          </table:table-cell>
          <table:table-cell table:style-name="Table2.B2" office:value-type="string">
            <text:p text:style-name="P28">Sorry, your license key didn't work. Please contact xSeriCon for assistance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8</text:p>
          </table:table-cell>
          <table:table-cell table:style-name="Table2.B2" office:value-type="string">
            <text:p text:style-name="P27">User’s license key doesn’t match his <text:soft-page-break/>currently installed major version of <text:span text:style-name="T20">Vizop</text:span></text:p>
          </table:table-cell>
          <table:table-cell table:style-name="Table2.B2" office:value-type="string">
            <text:p text:style-name="P27"><text:span text:style-name="T20">Vizop</text:span> reports that licensing <text:soft-page-break/>was unsuccessful. License key not stored in config data. (Currently we can’t distinguish this case from #7.)</text:p>
          </table:table-cell>
          <table:table-cell table:style-name="Table2.B2" office:value-type="string">
            <text:p text:style-name="P31">allow=false,</text:p>
            <text:p text:style-name="P31">status=,</text:p>
            <text:p text:style-name="P31"><text:soft-page-break/>options=</text:p>
            <text:p text:style-name="P30"><text:span text:style-name="ins"><text:span text:style-name="T18">msg= License not found: ____</text:span></text:span></text:p>
          </table:table-cell>
          <table:table-cell table:style-name="Table2.B2" office:value-type="string">
            <text:p text:style-name="P27">Same as case 7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9</text:p>
          </table:table-cell>
          <table:table-cell table:style-name="Table2.B2" office:value-type="string">
            <text:p text:style-name="P27">User has an expired “TMS trial” (i.e. user has run <text:span text:style-name="T20">Vizop</text:span> on the same machine for a few days without a license key)</text:p>
          </table:table-cell>
          <table:table-cell table:style-name="Table2.B2" office:value-type="string">
            <text:p text:style-name="P27"><text:span text:style-name="T20">Vizop</text:span> reports no valid license</text:p>
          </table:table-cell>
          <table:table-cell table:style-name="Table2.B2" office:value-type="string">
            <text:p text:style-name="P31">allow=false</text:p>
            <text:p text:style-name="P31">status=TrialExpired</text:p>
            <text:p text:style-name="P31">msg is blank</text:p>
          </table:table-cell>
          <table:table-cell table:style-name="Table2.B2" office:value-type="string">
            <text:p text:style-name="P27">Same as case 1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10</text:p>
          </table:table-cell>
          <table:table-cell table:style-name="Table2.B2" office:value-type="string">
            <text:p text:style-name="P27">User enters a key for someone else’s machine</text:p>
          </table:table-cell>
          <table:table-cell table:style-name="Table2.B2" office:value-type="string">
            <text:p text:style-name="P27"><text:span text:style-name="T20">Vizop</text:span> reports key already in use</text:p>
          </table:table-cell>
          <table:table-cell table:style-name="Table2.B2" office:value-type="string">
            <text:p text:style-name="P31">allow=false</text:p>
            <text:p text:style-name="P31">status=InvalidLicenseID</text:p>
          </table:table-cell>
          <table:table-cell table:style-name="Table2.B2" office:value-type="string">
            <text:p text:style-name="P28">Your license key is already registered to another computer. Please contact xSeriCon for assistance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11</text:p>
          </table:table-cell>
          <table:table-cell table:style-name="Table2.B2" office:value-type="string">
            <text:p text:style-name="P27">User uses stored key, but deviceID is incorrect</text:p>
          </table:table-cell>
          <table:table-cell table:style-name="Table2.B2" office:value-type="string">
            <text:p text:style-name="P27"><text:span text:style-name="T20">Vizop</text:span> reports computer has changed</text:p>
          </table:table-cell>
          <table:table-cell table:style-name="Table2.B2" office:value-type="string">
            <text:p text:style-name="P31">allow = false</text:p>
            <text:p text:style-name="P31">status = InvalidDeviceID</text:p>
          </table:table-cell>
          <table:table-cell table:style-name="Table2.B2" office:value-type="string">
            <text:p text:style-name="P28">Your computer seems to have changed. Please contact xSeriCon for licensing assistance</text:p>
          </table:table-cell>
          <table:table-cell table:style-name="Table2.B2" office:value-type="string">
            <text:p text:style-name="P27">Unlicensed</text:p>
          </table:table-cell>
        </table:table-row>
        <table:table-row>
          <table:table-cell table:style-name="Table2.A2" office:value-type="string">
            <text:p text:style-name="P27">12</text:p>
          </table:table-cell>
          <table:table-cell table:style-name="Table2.B2" office:value-type="string">
            <text:p text:style-name="P27">XML parser fails</text:p>
          </table:table-cell>
          <table:table-cell table:style-name="Table2.B2" office:value-type="string">
            <text:p text:style-name="P27">The licensing server responded, but <text:span text:style-name="T20">Vizop</text:span> can’t use the ElementTree parser to interpret the response (seen once with MacOS 10.9)</text:p>
          </table:table-cell>
          <table:table-cell table:style-name="Table2.B2" office:value-type="string">
            <text:p text:style-name="P31">Allow = false</text:p>
            <text:p text:style-name="P31">Status = XMLParserFailed</text:p>
          </table:table-cell>
          <table:table-cell table:style-name="Table2.B2" office:value-type="string">
            <text:p text:style-name="P28"><text:span text:style-name="T20">Vizop</text:span> hit a compatibility problem. Please contact xSeriCon for assistance</text:p>
          </table:table-cell>
          <table:table-cell table:style-name="Table2.B2" office:value-type="string">
            <text:p text:style-name="P27">Unlicensed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iberation Serif2" svg:font-family="'Liberation Serif'"/>
    <style:font-face style:name="Menlo" svg:font-family="Menlo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9:41:45.271431349</meta:creation-date>
    <meta:generator>LibreOffice/5.4.2.2$MacOSX_X86_64 LibreOffice_project/22b09f6418e8c2d508a9eaf86b2399209b0990f4</meta:generator>
    <dc:date>2018-10-29T13:41:47.208471309</dc:date>
    <meta:editing-duration>PT3H26M32S</meta:editing-duration>
    <meta:editing-cycles>17</meta:editing-cycles>
    <meta:document-statistic meta:table-count="2" meta:image-count="0" meta:object-count="0" meta:page-count="4" meta:paragraph-count="159" meta:word-count="1156" meta:character-count="7346" meta:non-whitespace-character-count="6358"/>
  </office:meta>
</office:document-meta>
</file>